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services/api.js</text:p>
      <text:p text:style-name="Standard"/>
      <text:p text:style-name="Standard">const API_KEY = 'YWxsOzAuNDI3MzQxMDAgMTcyNTI3NTU3MztTV2RzYTJAZDsyNDYwNTU1Ljk2NzI5';</text:p>
      <text:p text:style-name="Standard">const BASE_URL = 'http://www.lunopia.com/call';</text:p>
      <text:p text:style-name="Standard"/>
      <text:p text:style-name="Standard">export const getLunarImage = (date) =&gt; {</text:p>
      <text:p text:style-name="Standard"><text:s text:c="2"/>const params = new URLSearchParams({</text:p>
      <text:p text:style-name="Standard"><text:s text:c="4"/>what: 'img',</text:p>
      <text:p text:style-name="Standard"><text:s text:c="4"/>hemisphere: 'n',</text:p>
      <text:p text:style-name="Standard"><text:s text:c="4"/>model: '1',</text:p>
      <text:p text:style-name="Standard"><text:s text:c="4"/>size: '103',</text:p>
      <text:p text:style-name="Standard"><text:s text:c="4"/>bg: '564cb5',</text:p>
      <text:p text:style-name="Standard"><text:s text:c="4"/>timeZone: 'Europe/Paris',</text:p>
      <text:p text:style-name="Standard"><text:s text:c="4"/>hour: date.getHours(),</text:p>
      <text:p text:style-name="Standard"><text:s text:c="4"/>minute: date.getMinutes(),</text:p>
      <text:p text:style-name="Standard"><text:s text:c="4"/>day: date.getDate(),</text:p>
      <text:p text:style-name="Standard"><text:s text:c="4"/>month: date.getMonth() + 1,</text:p>
      <text:p text:style-name="Standard"><text:s text:c="4"/>year: date.getFullYear(),</text:p>
      <text:p text:style-name="Standard"><text:s text:c="4"/>key: API_KEY</text:p>
      <text:p text:style-name="Standard"><text:s text:c="2"/>});</text:p>
      <text:p text:style-name="Standard"/>
      <text:p text:style-name="Standard"><text:s text:c="2"/>return `${BASE_URL}?${params.toString()}`;</text:p>
      <text:p text:style-name="Standard">};</text:p>
      <text:p text:style-name="Standard"/>
      <text:p text:style-name="Standard">export const getMonthlyEphemeris = async (month, year) =&gt; {</text:p>
      <text:p text:style-name="Standard"><text:s text:c="2"/>const params = new URLSearchParams({</text:p>
      <text:p text:style-name="Standard"><text:s text:c="4"/>what: 'ephem',</text:p>
      <text:p text:style-name="Standard"><text:s text:c="4"/>timeZone: 'Europe/Paris',</text:p>
      <text:p text:style-name="Standard"><text:s text:c="4"/>when: 'specMonth',</text:p>
      <text:p text:style-name="Standard"><text:s text:c="4"/>month,</text:p>
      <text:p text:style-name="Standard"><text:s text:c="4"/>year,</text:p>
      <text:p text:style-name="Standard"><text:s text:c="4"/>key: API_KEY</text:p>
      <text:p text:style-name="Standard"><text:s text:c="2"/>});</text:p>
      <text:p text:style-name="Standard"/>
      <text:p text:style-name="Standard"><text:s text:c="2"/>const response = await fetch(`${BASE_URL}?${params.toString()}`);</text:p>
      <text:p text:style-name="Standard"><text:s text:c="2"/>return response.json();</text:p>
      <text:p text:style-name="Standard">};</text:p>
      <text:p text:style-name="Standard"/>
      <text:p text:style-name="Standard">export const getLunarPhase = async (date) =&gt; {</text:p>
      <text:p text:style-name="Standard"><text:s text:c="2"/>const params = new URLSearchParams({</text:p>
      <text:p text:style-name="Standard"><text:s text:c="4"/>what: 'phaseNumber',</text:p>
      <text:p text:style-name="Standard"><text:s text:c="4"/>year: date.getFullYear(),</text:p>
      <text:p text:style-name="Standard"><text:s text:c="4"/>month: date.getMonth() + 1,</text:p>
      <text:p text:style-name="Standard"><text:s text:c="4"/>day: date.getDate(),</text:p>
      <text:p text:style-name="Standard"><text:s text:c="4"/>key: API_KEY</text:p>
      <text:p text:style-name="Standard"><text:s text:c="2"/>});</text:p>
      <text:p text:style-name="Standard"/>
      <text:p text:style-name="Standard"><text:s text:c="2"/>const response = await fetch(`${BASE_URL}?${params.toString()}`);</text:p>
      <text:p text:style-name="Standard"><text:s text:c="2"/>const data = await response.json();</text:p>
      <text:p text:style-name="Standard"><text:s text:c="2"/>return getLunarPhaseName(data.phaseNumber);</text:p>
      <text:p text:style-name="Standard">};</text:p>
      <text:p text:style-name="Standard"><text:soft-page-break/></text:p>
      <text:p text:style-name="Standard">export const getMonthlyEvents = async () =&gt; {</text:p>
      <text:p text:style-name="Standard"><text:s text:c="2"/>const params = new URLSearchParams({</text:p>
      <text:p text:style-name="Standard"><text:s text:c="4"/>what: 'events',</text:p>
      <text:p text:style-name="Standard"><text:s text:c="4"/>timeZone: 'Europe/Paris',</text:p>
      <text:p text:style-name="Standard"><text:s text:c="4"/>which: 'current',</text:p>
      <text:p text:style-name="Standard"><text:s text:c="4"/>key: API_KEY</text:p>
      <text:p text:style-name="Standard"><text:s text:c="2"/>});</text:p>
      <text:p text:style-name="Standard"/>
      <text:p text:style-name="Standard"><text:s text:c="2"/>const response = await fetch(`${BASE_URL}?${params.toString()}`);</text:p>
      <text:p text:style-name="Standard"><text:s text:c="2"/>return response.json();</text:p>
      <text:p text:style-name="Standard">};</text:p>
      <text:p text:style-name="Standard"/>
      <text:p text:style-name="Standard">const getLunarPhaseName = (phaseNumber) =&gt; {</text:p>
      <text:p text:style-name="Standard"><text:s text:c="2"/>const phases = ['Nouvelle Lune', 'Premier Croissant', 'Premier Quartier', 'Lune Gibbeuse Croissante',</text:p>
      <text:p text:style-name="Standard"><text:s text:c="4"/>'Pleine Lune', 'Lune Gibbeuse Décroissante', 'Dernier Quartier', 'Dernier Croissant'];</text:p>
      <text:p text:style-name="Standard"><text:s text:c="2"/>return phases[Math.floor(phaseNumber / 45)];</text:p>
      <text:p text:style-name="Standard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9-07T19:48:16.69</dc:date>
    <meta:document-statistic meta:table-count="0" meta:image-count="0" meta:object-count="0" meta:page-count="2" meta:paragraph-count="59" meta:word-count="186" meta:character-count="1766"/>
    <dc:creator>ronan salaun</dc:creator>
    <meta:user-defined meta:name="Info 1"/>
    <meta:user-defined meta:name="Info 2"/>
    <meta:user-defined meta:name="Info 3"/>
    <meta:user-defined meta:name="Info 4"/>
  </office:meta>
</office:document-meta>
</file>